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ObjectReplacements/Object 1"/>
  <manifest:file-entry manifest:media-type="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5228in" svg:y="-0.7228in" svg:width="7.9717in" svg:height="5.1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x="-0.5228in" svg:y="0.1972in" svg:width="7.9717in" svg:height="5.1366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1:01:49</meta:creation-date>
    <meta:document-statistic meta:table-count="0" meta:image-count="0" meta:object-count="2" meta:page-count="1" meta:paragraph-count="0" meta:word-count="0" meta:character-count="0" meta:non-whitespace-character-count="0"/>
    <dc:date>2013-03-07T01:08:34</dc:date>
    <meta:editing-duration>PT6M46S</meta:editing-duration>
    <meta:editing-cycles>1</meta:editing-cycles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063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use-window-font-color="true" style:text-position="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ce4" style:family="table-cell" style:parent-style-name="Default"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<text:span text:style-name="T1">Name</text:span>_____________________________________</text:p>
          </table:table-cell>
          <table:table-cell table:number-columns-repeated="3"/>
          <table:table-cell office:value-type="string">
            <text:p><text:span text:style-name="T1">Nationality</text:span>___________________________________________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♣ <text:span text:style-name="T1">Body</text:span></text:p>
          </table:table-cell>
          <table:table-cell office:value-type="string">
            <text:p>o o o o o o o o o o</text:p>
          </table:table-cell>
          <table:table-cell table:number-columns-repeated="2"/>
          <table:table-cell table:style-name="ce5" office:value-type="string">
            <text:p>Skil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♠ <text:span text:style-name="T1">Mind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Athletics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♥<text:span text:style-name="T1">Spirit</text:span>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Guts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♦ <text:span text:style-name="T1">Luck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Influence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Meditation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table:style-name="ce5" office:value-type="string">
            <text:p>Advantages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Perception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Stealth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Technology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table:style-name="ce5" office:value-type="string">
            <text:p>Disadvantages</text:p>
          </table:table-cell>
          <table:table-cell table:style-name="ce5" office:value-type="string">
            <text:p>Specialties</text:p>
          </table:table-cell>
          <table:table-cell table:style-name="Default"/>
          <table:table-cell table:style-name="ce5" office:value-type="string">
            <text:p>Weapon</text:p>
          </table:table-cell>
          <table:table-cell table:style-name="ce5" office:value-type="string">
            <text:p>Damage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5" office:value-type="string">
            <text:p>Armor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5" office:value-type="string">
            <text:p>Funds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table:style-name="ce5" office:value-type="string">
            <text:p>Inventory &amp; Notes</text:p>
          </table:table-cell>
          <table:table-cell table:number-columns-repeated="4"/>
          <table:table-cell table:style-name="Default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01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063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1" style:font-name-asian="Liberation Sans1" style:font-name-complex="Liberation Sans1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use-window-font-color="true" style:text-position="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ce4" style:family="table-cell" style:parent-style-name="Default"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<text:span text:style-name="T1">Name</text:span>_____________________________________</text:p>
          </table:table-cell>
          <table:table-cell table:number-columns-repeated="3"/>
          <table:table-cell office:value-type="string">
            <text:p><text:span text:style-name="T1">Nationality</text:span>___________________________________________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4" office:value-type="string">
            <text:p>♣ <text:span text:style-name="T1">Body</text:span></text:p>
          </table:table-cell>
          <table:table-cell office:value-type="string">
            <text:p>o o o o o o o o o o</text:p>
          </table:table-cell>
          <table:table-cell table:number-columns-repeated="2"/>
          <table:table-cell table:style-name="ce5" office:value-type="string">
            <text:p>Skill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♠ <text:span text:style-name="T1">Mind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Athletics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♥<text:span text:style-name="T1">Spirit</text:span>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Guts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♦ <text:span text:style-name="T1">Luck</text:span></text:p>
          </table:table-cell>
          <table:table-cell office:value-type="string">
            <text:p>0 0 0 0 0 0 0 0 0 0</text:p>
          </table:table-cell>
          <table:table-cell table:number-columns-repeated="2"/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Influence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o o o o o o o o o o</text:p>
          </table:table-cell>
          <table:table-cell table:number-columns-repeated="2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Meditation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table:style-name="ce5" office:value-type="string">
            <text:p>Advantages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Perception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Stealth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Technology</text:p>
          </table:table-cell>
          <table:table-cell table:style-name="ce6" office:value-type="string">
            <text:p>o o o o o o o o o o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table:style-name="ce5" office:value-type="string">
            <text:p>Disadvantages</text:p>
          </table:table-cell>
          <table:table-cell table:style-name="ce5" office:value-type="string">
            <text:p>Specialties</text:p>
          </table:table-cell>
          <table:table-cell table:style-name="Default"/>
          <table:table-cell table:style-name="ce5" office:value-type="string">
            <text:p>Weapon</text:p>
          </table:table-cell>
          <table:table-cell table:style-name="ce5" office:value-type="string">
            <text:p>Damage</text:p>
          </table:table-cell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5" office:value-type="string">
            <text:p>Armor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style-name="ce5" office:value-type="string">
            <text:p>Funds</text:p>
          </table:table-cell>
          <table:table-cell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office:value-type="string">
            <text:p>___________________</text:p>
          </table:table-cell>
          <table:table-cell/>
          <table:table-cell office:value-type="string">
            <text:p><text:s/>_______________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/>
        </table:table-row>
        <table:table-row table:style-name="ro1">
          <table:table-cell table:style-name="ce5" office:value-type="string">
            <text:p>Inventory &amp; Notes</text:p>
          </table:table-cell>
          <table:table-cell table:number-columns-repeated="4"/>
          <table:table-cell table:style-name="Default"/>
          <table:table-cell table:number-columns-repeated="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01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